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3d15" officeooo:paragraph-rsid="000f3d15"/>
    </style:style>
    <style:style style:name="P2" style:family="paragraph" style:parent-style-name="Text_20_body">
      <style:paragraph-properties fo:padding="0.049cm" fo:border="0.06pt solid #d9d9e3"/>
    </style:style>
    <style:style style:name="P3" style:family="paragraph" style:parent-style-name="Text_20_body">
      <style:text-properties officeooo:rsid="000f3d15" officeooo:paragraph-rsid="000f3d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ora, la hija menor de la noble familia Laurent de Demacia, dedicó su vida al arte de la espada y los duelos desde una temprana edad. Sin embargo, su destino parecía estar predeterminado como un peón político en el juego de alianzas de Demacia, a través de un matrimonio arreglado. En el día de la ceremonia, con la presencia del rey Jarvan III, Fiora se negó a casarse, deshonrando a su prometido y manchando el nombre de su familia.</text:p>
      <text:p text:style-name="P2">Como consecuencia, la familia de su prometido exigió un duelo a muerte como retribución. Fiora aceptó el desafío, pero su padre, Sebastian, suplicó al rey que interviniera. Sin embargo, el duelo ya había sido aceptado, y Sebastian decidió luchar en lugar de su hija. Del mismo modo, la mariscal superior Tianna Guardia de la Corona nombró a un campeón para representar a su pariente.</text:p>
      <text:p text:style-name="P2">La noche antes del duelo, Sebastian intentó envenenar a su oponente, pero fue descubierto y sentenciado a muerte. En un encuentro secreto con su padre en prisión, Fiora vivió un momento que solo ella conoce.</text:p>
      <text:p text:style-name="P2">Al día siguiente, Fiora se presentó ante el rey y la multitud, rogando por un duelo con su padre para restaurar el honor de la familia Laurent y hacer justicia. La batalla que siguió fue una danza de espadas exquisita e inolvidable para los espectadores. Aunque Sebastian era un espadachín formidable, no pudo igualar la destreza de su hija. Con pesar, Fiora clavó su espada en el corazón de su padre.</text:p>
      <text:p text:style-name="P2">Así, Sebastian pagó por sus crímenes y Fiora se convirtió en la sucesora de la familia Laurent, resolviendo la disputa entre las familias. Con una reestructuración completa de la nobleza en su familia, Fiora se dedicó junto a sus parientes al perfeccionamiento del arte de la esgrima en el reino. Destacó que el duelo era un arte ancestral que no siempre debía terminar en muerte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2T09:50:23.343000000</meta:creation-date>
    <dc:date>2023-07-02T10:22:43.259000000</dc:date>
    <meta:editing-duration>PT32M20S</meta:editing-duration>
    <meta:editing-cycles>1</meta:editing-cycles>
    <meta:document-statistic meta:table-count="0" meta:image-count="0" meta:object-count="0" meta:page-count="1" meta:paragraph-count="5" meta:word-count="314" meta:character-count="1806" meta:non-whitespace-character-count="1497"/>
    <meta:generator>LibreOffice/7.5.4.2$Windows_X86_64 LibreOffice_project/36ccfdc35048b057fd9854c757a8b67ec53977b6</meta:generator>
  </office:meta>
</office:document-meta>
</file>